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27800000139E202B5D3E0D005C2D.png" manifest:media-type="image/png"/>
  <manifest:file-entry manifest:full-path="Pictures/1000000100001A0E00001A4A067C966BCA7115A3.png" manifest:media-type="image/png"/>
  <manifest:file-entry manifest:full-path="Pictures/10000001000010F200001B848C839BBABB170645.png" manifest:media-type="image/png"/>
  <manifest:file-entry manifest:full-path="Pictures/1000000100001A0E00000F7A778FEACCAD735E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4" draw:name="Image1" text:anchor-type="char" svg:x="0in" svg:y="0.0126in" svg:width="6.6929in" svg:height="3.9756in" draw:z-index="0"><draw:image xlink:href="Pictures/1000000100001A0E00000F7A778FEACCAD735EFA.png" xlink:type="simple" xlink:show="embed" xlink:actuate="onLoad" draw:mime-type="image/png"/></draw:frame></text:p>
      <text:p text:style-name="Standard"/>
      <text:p text:style-name="Standard"><draw:frame draw:style-name="fr3" draw:name="Image2" text:anchor-type="char" svg:width="6.2618in" svg:height="10.1673in" draw:z-index="1"><draw:image xlink:href="Pictures/10000001000010F200001B848C839BBABB170645.png" xlink:type="simple" xlink:show="embed" xlink:actuate="onLoad" draw:mime-type="image/png"/></draw:frame><text:soft-page-break/></text:p>
      <text:p text:style-name="Standard"><text:soft-page-break/></text:p>
      <text:p text:style-name="Standard"><draw:frame draw:style-name="fr2" draw:name="Image3" text:anchor-type="char" svg:width="6.6929in" svg:height="6.7528in" draw:z-index="2"><draw:image xlink:href="Pictures/1000000100001A0E00001A4A067C966BCA7115A3.png" xlink:type="simple" xlink:show="embed" xlink:actuate="onLoad" draw:mime-type="image/png"/></draw:frame></text:p>
      <text:p text:style-name="Standard"><draw:frame draw:style-name="fr1" draw:name="Image4" text:anchor-type="char" svg:width="6.6929in" svg:height="3.3236in" draw:z-index="3"><draw:image xlink:href="Pictures/10000001000027800000139E202B5D3E0D005C2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6:23:03.769900391</meta:creation-date>
    <meta:generator>LibreOffice/7.3.7.2$Linux_X86_64 LibreOffice_project/30$Build-2</meta:generator>
    <dc:date>2023-08-30T16:43:43.066005595</dc:date>
    <meta:editing-duration>PT9M38S</meta:editing-duration>
    <meta:editing-cycles>2</meta:editing-cycles>
    <meta:document-statistic meta:table-count="0" meta:image-count="4" meta:object-count="0" meta:page-count="4" meta:paragraph-count="0" meta:word-count="0" meta:character-count="0" meta:non-whitespace-character-count="0"/>
  </office:meta>
</office:document-meta>
</file>